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4_09-57-11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2854 E-139-34-49.599609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4_12-24-15_000.jpg</text:p>
          </table:table-cell>
          <table:table-cell table:style-name="ce20" office:value-type="string">
            <text:p>:m music / log / kb / || s.1:genr=et-N,BH=staccato;legato,tempo=110,R=1,memo=+,score=+</text:p>
          </table:table-cell>
          <table:table-cell table:style-name="ce3"/>
          <table:table-cell table:style-name="ce3"/>
          <table:table-cell table:style-name="ce3" office:value-type="string">
            <text:p>N-35-35-28.39508 E-139-34-51.851806</text:p>
          </table:table-cell>
          <table:table-cell table:style-name="ce32" table:formula="of:=IF([.E3]=&quot;&quot;;[.C3];CONCATENATE([.C3];&quot; / &quot;;[.E3]))" office:value-type="string" office:string-value=":m music / log / kb / || s.1:genr=et-N,BH=staccato;legato,tempo=110,R=1,memo=+,score=+">
            <text:p>:m music / log / kb / || s.1:genr=et-N,BH=staccato;legato,tempo=110,R=1,memo=+,score=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4_12-39-53_000.jpg</text:p>
          </table:table-cell>
          <table:table-cell table:style-name="ce20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4_14-23-13_000.jpg</text:p>
          </table:table-cell>
          <table:table-cell table:style-name="ce20" office:value-type="string">
            <text:p>:m RES 1*1 / free# JVEMV6 37#23_27 / 37. miscs of miscs / 23. CO2 / CO2-split;methods / plasma;CO2toCH4;methane</text:p>
          </table:table-cell>
          <table:table-cell table:style-name="ce23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5]=&quot;&quot;;[.C5];CONCATENATE([.C5];&quot; / &quot;;[.E5]))" office:value-type="string" office:string-value=":m RES 1*1 / free# JVEMV6 37#23_27 / 37. miscs of miscs / 23. CO2 / CO2-split;methods / plasma;CO2toCH4;methane">
            <text:p>:m RES 1*1 / free# JVEMV6 37#23_27 / 37. miscs of miscs / 23. CO2 / CO2-split;methods / plasma;CO2toCH4;methan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4_15-02-05_000.jpg</text:p>
          </table:table-cell>
          <table:table-cell table:style-name="ce6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4_20-47-35_000.jpg</text:p>
          </table:table-cell>
          <table:table-cell table:style-name="ce6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5_00-23-46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5_11-02-04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5_12-32-27_000.jpg</text:p>
          </table:table-cell>
          <table:table-cell table:style-name="ce6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5_12-32-50_000.jpg</text:p>
          </table:table-cell>
          <table:table-cell table:style-name="ce16" office:value-type="string">
            <text:p>m: :tome / やること / 音楽；CO2；まずは</text:p>
          </table:table-cell>
          <table:table-cell table:style-name="ce16"/>
          <table:table-cell table:style-name="ce3"/>
          <table:table-cell table:style-name="ce3" office:value-type="string">
            <text:p>N-35-35-28.765869 E-139-34-48.940429</text:p>
          </table:table-cell>
          <table:table-cell table:style-name="ce32" table:formula="of:=IF([.E11]=&quot;&quot;;[.C11];CONCATENATE([.C11];&quot; / &quot;;[.E11]))" office:value-type="string" office:string-value="m: :tome / やること / 音楽；CO2；まずは">
            <text:p>m: :tome / やること / 音楽；CO2；まずは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4_09-26-29_000.mp4</text:p>
          </table:table-cell>
          <table:table-cell table:style-name="ce6" office:value-type="string">
            <text:p>:VIDEO / @自宅 / メモ / kb,keyboard / 演奏、play / k-2020-0524-1 / genr=f-N,sc=phrygian,key=C,chor=Cm;D♭,RH=melody;5-lets,LH=grip,video=0523-2233,other=melody-B;version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IDEO / @自宅 / メモ / kb,keyboard / 演奏、play / k-2020-0524-1 / genr=f-N,sc=phrygian,key=C,chor=Cm;D♭,RH=melody;5-lets,LH=grip,video=0523-2233,other=melody-B;version">
            <text:p>:VIDEO / @自宅 / メモ / kb,keyboard / 演奏、play / k-2020-0524-1 / genr=f-N,sc=phrygian,key=C,chor=Cm;D♭,RH=melody;5-lets,LH=grip,video=0523-2233,other=melody-B;versio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4_12-20-31_000.mp4</text:p>
          </table:table-cell>
          <table:table-cell table:style-name="ce6" office:value-type="string">
            <text:p>:VIDEO / @自宅 / メモ / kb,keyboard / 演奏、play / k-2020-0524-2 / genr=et-N,sc=dorian,key=C,BH=notes,other=staccato;legato,tempo=90,R=1,memo=+,score=+,for=finger-movement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IDEO / @自宅 / メモ / kb,keyboard / 演奏、play / k-2020-0524-2 / genr=et-N,sc=dorian,key=C,BH=notes,other=staccato;legato,tempo=90,R=1,memo=+,score=+,for=finger-movement">
            <text:p>:VIDEO / @自宅 / メモ / kb,keyboard / 演奏、play / k-2020-0524-2 / genr=et-N,sc=dorian,key=C,BH=notes,other=staccato;legato,tempo=90,R=1,memo=+,score=+,for=finger-movement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4_13-00-53_000.mp4</text:p>
          </table:table-cell>
          <table:table-cell table:style-name="ce6" office:value-type="string">
            <text:p>:VIDEO / @自宅 / メモ / kb,keyboard / 演奏、play / k-2020-0524-3 / genr=res,sc=1-4-5,key=C,RH=notes,LH=octave-2,note=7♭;6♭;5♭;3♭;2♭,for=voicing</text:p>
          </table:table-cell>
          <table:table-cell table:style-name="ce6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IDEO / @自宅 / メモ / kb,keyboard / 演奏、play / k-2020-0524-3 / genr=res,sc=1-4-5,key=C,RH=notes,LH=octave-2,note=7♭;6♭;5♭;3♭;2♭,for=voicing">
            <text:p>:VIDEO / @自宅 / メモ / kb,keyboard / 演奏、play / k-2020-0524-3 / genr=res,sc=1-4-5,key=C,RH=notes,LH=octave-2,note=7♭;6♭;5♭;3♭;2♭,for=voicing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4_22-06-30_000.mid</text:p>
          </table:table-cell>
          <table:table-cell table:style-name="ce6" office:value-type="string">
            <text:p>:in-mid / app=perfect-piano / 演奏、play / id-2020-0524-1 / category=melody,inst=piano,source=inhead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in-mid / app=perfect-piano / 演奏、play / id-2020-0524-1 / category=melody,inst=piano,source=inhead">
            <text:p>:in-mid / app=perfect-piano / 演奏、play / id-2020-0524-1 / category=melody,inst=piano,source=inhead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4_23-03-10_000.mp4</text:p>
          </table:table-cell>
          <table:table-cell table:style-name="ce6" office:value-type="string">
            <text:p>:VIDEO / @自宅 / メモ / kb,keyboard / 演奏、play / k-2020-0524-4 / genr=f-N,sc=1-4-5,key=C,RH=melody,LH=oct-2,video=0524-1300,other=octave-range-3,tempo=80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IDEO / @自宅 / メモ / kb,keyboard / 演奏、play / k-2020-0524-4 / genr=f-N,sc=1-4-5,key=C,RH=melody,LH=oct-2,video=0524-1300,other=octave-range-3,tempo=80">
            <text:p>:VIDEO / @自宅 / メモ / kb,keyboard / 演奏、play / k-2020-0524-4 / genr=f-N,sc=1-4-5,key=C,RH=melody,LH=oct-2,video=0524-1300,other=octave-range-3,tempo=8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4_23-19-12_000.mp4</text:p>
          </table:table-cell>
          <table:table-cell table:style-name="ce6" office:value-type="string">
            <text:p>:VIDEO / @自宅 / メモ / kb,keyboard / 演奏、play / k-2020-0524-5 / sc=dorian,RH=arpeggio,LH=notes:6♭;3♭,video=0524-1300;vid-5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kb,keyboard / 演奏、play / k-2020-0524-5 / sc=dorian,RH=arpeggio,LH=notes:6♭;3♭,video=0524-1300;vid-5">
            <text:p>:VIDEO / @自宅 / メモ / kb,keyboard / 演奏、play / k-2020-0524-5 / sc=dorian,RH=arpeggio,LH=notes:6♭;3♭,video=0524-1300;vid-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4_23-51-48_000.mp4</text:p>
          </table:table-cell>
          <table:table-cell table:style-name="ce6" office:value-type="string">
            <text:p>:VIDEO / @自宅 / メモ / kb,keyboard / 演奏、play / k-2020-0524-6 / genr=f-N,key=C,chor=C;E7;Am7,RH=melody,LH=grip,video=vid-6(passing-code)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524-6 / genr=f-N,key=C,chor=C;E7;Am7,RH=melody,LH=grip,video=vid-6(passing-code)">
            <text:p>:VIDEO / @自宅 / メモ / kb,keyboard / 演奏、play / k-2020-0524-6 / genr=f-N,key=C,chor=C;E7;Am7,RH=melody,LH=grip,video=vid-6(passing-code)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5_00-00-30_000.mp4</text:p>
          </table:table-cell>
          <table:table-cell table:style-name="ce6" office:value-type="string">
            <text:p>:VIDEO / @自宅 / メモ / kb,keyboard / 演奏、play / k-2020-0524-7 / sc=locrian??,key=C,chor=Cdim;E♭sus,RH=melody,LH=grip,video=vid-5,other=staccato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524-7 / sc=locrian??,key=C,chor=Cdim;E♭sus,RH=melody,LH=grip,video=vid-5,other=staccato">
            <text:p>:VIDEO / @自宅 / メモ / kb,keyboard / 演奏、play / k-2020-0524-7 / sc=locrian??,key=C,chor=Cdim;E♭sus,RH=melody,LH=grip,video=vid-5,other=staccato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5_11-03-46_000.mid</text:p>
          </table:table-cell>
          <table:table-cell table:style-name="ce6" office:value-type="string">
            <text:p>:in-mid / app=perfect-piano / 演奏、play / id-2020-0525-1 / category=melody,inst=piano,source=inhead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in-mid / app=perfect-piano / 演奏、play / id-2020-0525-1 / category=melody,inst=piano,source=inhead">
            <text:p>:in-mid / app=perfect-piano / 演奏、play / id-2020-0525-1 / category=melody,inst=piano,source=inhead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5_11-22-59_000.mp4</text:p>
          </table:table-cell>
          <table:table-cell table:style-name="ce6" office:value-type="string">
            <text:p>:VIDEO / @自宅 / 記録 / 身体の状況 / 肛門周囲；ふわふわした感覚 / 起床後；味噌汁前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記録 / 身体の状況 / 肛門周囲；ふわふわした感覚 / 起床後；味噌汁前">
            <text:p>:VIDEO / @自宅 / 記録 / 身体の状況 / 肛門周囲；ふわふわした感覚 / 起床後；味噌汁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2020/05/25</text:date>, <text:time>13:52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5T13:52:03.38</dc:date>
    <dc:creator>iwabuchi ken</dc:creator>
    <meta:editing-duration>P21DT5H11M31S</meta:editing-duration>
    <meta:editing-cycles>8263</meta:editing-cycles>
    <meta:document-statistic meta:table-count="1" meta:cell-count="442" meta:object-count="0"/>
  </office:meta>
</office:document-meta>
</file>